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FreeMono" svg:font-family="Free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frame-display-scrollbar="true" draw:frame-display-border="true"/>
    </style:style>
    <style:style style:name="gr4" style:family="graphic" style:parent-style-name="standard">
      <style:graphic-properties ch2_options="{'Style': 'solarized-light', 'Language': 'YAML+Jinja', 'UseCharStyles': False, 'LineNumberRatio': 100, 'LineNumberStart': 1, 'MasterCharStyle': '', 'ShowLineNumbers': 1, 'ColourizeBackground': 1, 'LineNumberSeparator': '  ', 'LineNumberPaddingSymbol': '', 'StoreOptionsWithSnippet': 1}" draw:stroke="none" svg:stroke-color="#000000" draw:fill="solid" draw:fill-color="#fdf6e3" draw:auto-grow-height="true" draw:auto-grow-width="false" fo:max-height="0cm" fo:min-height="9.275cm"/>
      <style:paragraph-properties style:writing-mode="lr-tb"/>
    </style:style>
    <style:style style:name="gr5" style:family="graphic" style:parent-style-name="standard">
      <style:graphic-properties ch2_options="{'Style': 'solarized-light', 'Language': 'YAML+Jinja', 'UseCharStyles': False, 'LineNumberRatio': 100, 'LineNumberStart': 1, 'MasterCharStyle': '', 'ShowLineNumbers': 1, 'ColourizeBackground': 1, 'LineNumberSeparator': '  ', 'LineNumberPaddingSymbol': '', 'StoreOptionsWithSnippet': 1}" draw:stroke="none" svg:stroke-color="#000000" draw:fill="solid" draw:fill-color="#fdf6e3" draw:auto-grow-height="true" draw:auto-grow-width="false" fo:max-height="0cm" fo:min-height="0cm"/>
      <style:paragraph-properties style:writing-mode="lr-tb"/>
    </style:style>
    <style:style style:name="gr6" style:family="graphic" style:parent-style-name="Object_20_with_20_no_20_fill_20_and_20_no_20_line">
      <style:graphic-properties draw:frame-display-scrollbar="false" draw:frame-display-border="true"/>
    </style:style>
    <style:style style:name="gr7" style:family="graphic" style:parent-style-name="standard">
      <style:graphic-properties ch2_options="{'Style': 'solarized-light', 'Language': 'Go', 'UseCharStyles': False, 'LineNumberRatio': 100, 'LineNumberStart': 1, 'MasterCharStyle': '', 'ShowLineNumbers': 1, 'ColourizeBackground': 1, 'LineNumberSeparator': '  ', 'LineNumberPaddingSymbol': '', 'StoreOptionsWithSnippet': 1}" draw:stroke="none" svg:stroke-color="#000000" draw:fill="solid" draw:fill-color="#fdf6e3" draw:auto-grow-height="true" draw:auto-grow-width="false" fo:max-height="0cm" fo:min-height="0cm"/>
      <style:paragraph-properties style:writing-mode="lr-tb"/>
    </style:style>
    <style:style style:name="pr1" style:family="presentation" style:parent-style-name="Default-title">
      <style:graphic-properties draw:auto-grow-height="true" fo:min-height="2.629cm"/>
      <style:paragraph-properties style:writing-mode="lr-tb"/>
    </style:style>
    <style:style style:name="pr2" style:family="presentation" style:parent-style-name="Default-subtitle">
      <style:graphic-properties draw:fill-color="#ffffff" draw:auto-grow-height="true" fo:min-height="5.08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2.629cm"/>
      <style:paragraph-properties style:writing-mode="lr-tb"/>
    </style:style>
    <style:style style:name="pr5" style:family="presentation" style:parent-style-name="Default-outline1">
      <style:graphic-properties fo:min-height="8.884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color="#000000" loext:opacity="100%" fo:font-size="42pt" fo:font-weight="normal" style:font-size-asian="42pt" style:font-weight-asian="normal" style:font-size-complex="42pt" style:font-weight-complex="normal"/>
    </style:style>
    <style:style style:name="P3" style:family="paragraph">
      <style:paragraph-properties fo:margin-left="0cm" fo:margin-right="0cm" fo:text-align="start" fo:text-indent="0cm"/>
    </style:style>
    <style:style style:name="P4" style:family="paragraph">
      <loext:graphic-properties draw:fill-color="#ffffff"/>
      <style:paragraph-properties fo:margin-left="0cm" fo:margin-right="0cm" fo:text-align="start" fo:text-indent="0cm" style:writing-mode="lr-tb"/>
      <style:text-properties fo:font-size="22pt" style:font-size-asian="22pt" style:font-size-complex="22pt"/>
    </style:style>
    <style:style style:name="P5" style:family="paragraph">
      <loext:graphic-properties draw:fill="none" draw:fill-color="#ffffff"/>
      <style:paragraph-properties style:writing-mode="lr-tb"/>
      <style:text-properties fo:color="#666666" loext:opacity="100%" fo:font-size="18pt" style:font-size-asian="18pt" style:font-size-complex="18pt"/>
    </style:style>
    <style:style style:name="P6" style:family="paragraph">
      <style:paragraph-properties style:writing-mode="lr-tb"/>
    </style:style>
    <style:style style:name="P7" style:family="paragraph">
      <loext:graphic-properties draw:fill-color="#ffffff"/>
      <style:paragraph-properties style:writing-mode="lr-tb"/>
    </style:style>
    <style:style style:name="P8" style:family="paragraph">
      <style:paragraph-properties style:writing-mode="lr-tb"/>
      <style:text-properties fo:color="#666666" loext:opacity="100%" fo:font-size="28pt" fo:font-weight="bold" style:font-size-asian="28pt" style:font-weight-asian="bold" style:font-size-complex="28pt" style:font-weight-complex="bold"/>
    </style:style>
    <style:style style:name="P9" style:family="paragraph">
      <style:text-properties fo:font-size="9pt" style:font-size-asian="11pt" style:font-size-complex="11pt"/>
    </style:style>
    <style:style style:name="P10" style:family="paragraph">
      <loext:graphic-properties draw:fill="solid" draw:fill-color="#fdf6e3"/>
      <style:text-properties fo:font-size="9pt" style:font-size-asian="11pt" style:font-size-complex="11pt"/>
    </style:style>
    <style:style style:name="P11" style:family="paragraph">
      <style:text-properties fo:font-size="10pt" style:font-size-asian="10pt" style:font-size-complex="10pt"/>
    </style:style>
    <style:style style:name="P12" style:family="paragraph">
      <loext:graphic-properties draw:fill="solid" draw:fill-color="#fdf6e3"/>
      <style:text-properties fo:font-size="10pt" style:font-size-asian="10pt" style:font-size-complex="10pt"/>
    </style:style>
    <style:style style:name="P13" style:family="paragraph">
      <style:paragraph-properties fo:margin-top="0.5cm" fo:margin-bottom="0cm"/>
    </style:style>
    <style:style style:name="P14" style:family="paragraph">
      <style:text-properties fo:font-size="8pt" style:font-size-asian="8pt" style:font-size-complex="8pt"/>
    </style:style>
    <style:style style:name="P15" style:family="paragraph">
      <loext:graphic-properties draw:fill="solid" draw:fill-color="#fdf6e3"/>
      <style:text-properties fo:font-size="8pt" style:font-size-asian="8pt" style:font-size-complex="8pt"/>
    </style:style>
    <style:style style:name="P16" style:family="paragraph">
      <style:paragraph-properties style:writing-mode="lr-tb"/>
      <style:text-properties fo:font-size="20pt"/>
    </style:style>
    <style:style style:name="P17" style:family="paragraph">
      <loext:graphic-properties draw:fill-color="#ffffff"/>
      <style:paragraph-properties style:writing-mode="lr-tb"/>
      <style:text-properties fo:font-size="20pt"/>
    </style:style>
    <style:style style:name="T1" style:family="text">
      <style:text-properties fo:color="#000000" loext:opacity="100%" fo:font-size="42pt" fo:font-weight="normal" style:font-size-asian="42pt" style:font-weight-asian="normal" style:font-size-complex="42pt" style:font-weight-complex="normal"/>
    </style:style>
    <style:style style:name="T2" style:family="text">
      <style:text-properties fo:font-size="22pt" style:font-size-asian="22pt" style:font-size-complex="22pt"/>
    </style:style>
    <style:style style:name="T3" style:family="text">
      <style:text-properties fo:color="#666666" loext:opacity="100%" fo:font-size="14pt" fo:font-weight="bold" style:font-size-asian="14pt" style:font-weight-asian="bold" style:font-size-complex="14pt" style:font-weight-complex="bold"/>
    </style:style>
    <style:style style:name="T4" style:family="text">
      <style:text-properties fo:color="#666666" loext:opacity="100%" fo:font-size="18pt" style:font-size-asian="18pt" style:font-size-complex="18pt"/>
    </style:style>
    <style:style style:name="T5" style:family="text">
      <style:text-properties fo:color="#666666" loext:opacity="100%" fo:font-size="28pt" fo:font-weight="bold" style:font-size-asian="28pt" style:font-weight-asian="bold" style:font-size-complex="28pt" style:font-weight-complex="bold"/>
    </style:style>
    <style:style style:name="T6" style:family="text">
      <style:text-properties fo:color="#93a1a1" loext:opacity="100%" fo:font-size="9pt" fo:language="zxx" fo:country="none" fo:font-style="normal" style:text-underline-style="none" fo:font-weight="normal" fo:background-color="transparent" style:font-size-asian="11pt" style:font-size-complex="11pt"/>
    </style:style>
    <style:style style:name="T7" style:family="text">
      <style:text-properties fo:color="#93a1a1" loext:opacity="100%" fo:language="zxx" fo:country="none" fo:font-style="italic" style:text-underline-style="none" fo:font-weight="normal" fo:background-color="transparent" style:font-size-asian="11pt" style:font-size-complex="11pt"/>
    </style:style>
    <style:style style:name="T8" style:family="text">
      <style:text-properties fo:color="#268bd2" loext:opacity="100%" fo:language="zxx" fo:country="none" fo:font-style="normal" style:text-underline-style="none" fo:font-weight="normal" fo:background-color="transparent" style:font-size-asian="11pt" style:font-size-complex="11pt"/>
    </style:style>
    <style:style style:name="T9" style:family="text">
      <style:text-properties fo:color="#657b83" loext:opacity="100%" fo:language="zxx" fo:country="none" fo:font-style="normal" style:text-underline-style="none" fo:font-weight="normal" fo:background-color="transparent" style:font-size-asian="11pt" style:font-size-complex="11pt"/>
    </style:style>
    <style:style style:name="T10" style:family="text">
      <style:text-properties style:use-window-font-color="true" loext:opacity="0%" fo:language="zxx" fo:country="none" fo:font-style="normal" style:text-underline-style="none" fo:font-weight="normal" fo:background-color="transparent" style:font-size-asian="11pt" style:font-size-complex="11pt"/>
    </style:style>
    <style:style style:name="T11" style:family="text">
      <style:text-properties fo:color="#2aa198" loext:opacity="100%" fo:language="zxx" fo:country="none" fo:font-style="normal" style:text-underline-style="none" fo:font-weight="normal" fo:background-color="transparent" style:font-size-asian="11pt" style:font-size-complex="11pt"/>
    </style:style>
    <style:style style:name="T12" style:family="text">
      <style:text-properties fo:color="#d33682" loext:opacity="100%" fo:language="zxx" fo:country="none" fo:font-style="normal" style:text-underline-style="none" fo:font-weight="normal" fo:background-color="transparent" style:font-size-asian="11pt" style:font-size-complex="11pt"/>
    </style:style>
    <style:style style:name="T13" style:family="text">
      <style:text-properties fo:color="#93a1a1" loext:opacity="100%" fo:language="zxx" fo:country="none" fo:font-style="normal" style:text-underline-style="none" fo:font-weight="normal" fo:background-color="transparent" style:font-size-asian="11pt" style:font-size-complex="11pt"/>
    </style:style>
    <style:style style:name="T14" style:family="text">
      <style:text-properties fo:color="#93a1a1" loext:opacity="100%" fo:font-size="10pt" fo:language="zxx" fo:country="none" fo:font-style="normal" style:text-underline-style="none" fo:font-weight="normal" fo:background-color="transparent" style:font-size-asian="10pt" style:font-size-complex="10pt"/>
    </style:style>
    <style:style style:name="T15" style:family="text">
      <style:text-properties fo:color="#93a1a1" loext:opacity="100%" fo:font-size="10pt" fo:language="zxx" fo:country="none" fo:font-style="italic" style:text-underline-style="none" fo:font-weight="normal" fo:background-color="transparent" style:font-size-asian="10pt" style:font-size-complex="10pt"/>
    </style:style>
    <style:style style:name="T16" style:family="text">
      <style:text-properties fo:color="#268bd2" loext:opacity="100%" fo:font-size="10pt" fo:language="zxx" fo:country="none" fo:font-style="normal" style:text-underline-style="none" fo:font-weight="normal" fo:background-color="transparent" style:font-size-asian="10pt" style:font-size-complex="10pt"/>
    </style:style>
    <style:style style:name="T17" style:family="text">
      <style:text-properties fo:color="#657b83" loext:opacity="100%" fo:font-size="10pt" fo:language="zxx" fo:country="none" fo:font-style="normal" style:text-underline-style="none" fo:font-weight="normal" fo:background-color="transparent" style:font-size-asian="10pt" style:font-size-complex="10pt"/>
    </style:style>
    <style:style style:name="T18" style:family="text">
      <style:text-properties style:use-window-font-color="true" loext:opacity="0%" fo:font-size="10pt" fo:language="zxx" fo:country="none" fo:font-style="normal" style:text-underline-style="none" fo:font-weight="normal" fo:background-color="transparent" style:font-size-asian="10pt" style:font-size-complex="10pt"/>
    </style:style>
    <style:style style:name="T19" style:family="text">
      <style:text-properties fo:font-variant="normal" fo:text-transform="none" fo:color="#000000" loext:opacity="1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bold" style:text-emphasize="none" style:font-relief="none" style:text-overline-style="none" style:text-overline-color="font-color"/>
    </style:style>
    <style:style style:name="T20" style:family="text">
      <style:text-properties fo:font-variant="normal" fo:text-transform="none" fo:color="#666666" loext:opacity="100%" style:text-outline="false" style:text-line-through-style="none" style:text-line-through-type="none" style:font-name="FreeMono" fo:font-size="24pt" fo:font-style="normal" fo:text-shadow="none" style:text-underline-style="none" fo:font-weight="bold" style:letter-kerning="true" fo:background-color="transparent" style:font-name-asian="Noto Sans CJK SC" style:font-size-asian="24pt" style:font-style-asian="normal" style:font-weight-asian="bold" style:font-name-complex="Lohit Devanagari" style:font-size-complex="24pt" style:font-style-complex="normal" style:font-weight-complex="bold" style:text-emphasize="none" style:font-relief="none" style:text-overline-style="none" style:text-overline-color="font-color"/>
    </style:style>
    <style:style style:name="T21" style:family="text">
      <style:text-properties fo:font-variant="normal" fo:text-transform="none" style:use-window-font-color="true" loext:opacity="0%" style:text-outline="false" style:text-line-through-style="none" style:text-line-through-type="none" style:font-name="Liberation Sans1" fo:font-size="24pt"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2" style:family="text">
      <style:text-properties fo:color="#ea7500" loext:opacity="100%" fo:font-size="12pt" fo:font-weight="bold" style:font-size-asian="12pt" style:font-weight-asian="bold" style:font-size-complex="12pt" style:font-weight-complex="bold"/>
    </style:style>
    <style:style style:name="T23" style:family="text">
      <style:text-properties fo:color="#666666" loext:opacity="100%" style:font-name="FreeMono" fo:font-weight="bold"/>
    </style:style>
    <style:style style:name="T24" style:family="text">
      <style:text-properties fo:color="#ea7500" loext:opacity="100%" fo:font-size="12pt" fo:font-weight="bold"/>
    </style:style>
    <style:style style:name="T25" style:family="text">
      <style:text-properties fo:color="#93a1a1" loext:opacity="100%" fo:font-size="8pt" fo:language="zxx" fo:country="none" fo:font-style="normal" style:text-underline-style="none" fo:font-weight="normal" fo:background-color="transparent" style:font-size-asian="8pt" style:font-size-complex="8pt"/>
    </style:style>
    <style:style style:name="T26" style:family="text">
      <style:text-properties fo:color="#cb4b16" loext:opacity="100%" fo:font-size="8pt" fo:language="zxx" fo:country="none" fo:font-style="normal" style:text-underline-style="none" fo:font-weight="normal" fo:background-color="transparent" style:font-size-asian="8pt" style:font-size-complex="8pt"/>
    </style:style>
    <style:style style:name="T27" style:family="text">
      <style:text-properties fo:color="#657b83" loext:opacity="100%" fo:font-size="8pt" fo:language="zxx" fo:country="none" fo:font-style="normal" style:text-underline-style="none" fo:font-weight="normal" fo:background-color="transparent" style:font-size-asian="8pt" style:font-size-complex="8pt"/>
    </style:style>
    <style:style style:name="T28" style:family="text">
      <style:text-properties fo:color="#93a1a1" loext:opacity="100%" fo:font-size="8pt" fo:language="zxx" fo:country="none" fo:font-style="italic" style:text-underline-style="none" fo:font-weight="normal" fo:background-color="transparent" style:font-size-asian="8pt" style:font-size-complex="8pt"/>
    </style:style>
    <style:style style:name="T29" style:family="text">
      <style:text-properties fo:color="#2aa198" loext:opacity="100%" fo:font-size="8pt" fo:language="zxx" fo:country="none" fo:font-style="normal" style:text-underline-style="none" fo:font-weight="normal" fo:background-color="transparent" style:font-size-asian="8pt" style:font-size-complex="8pt"/>
    </style:style>
    <style:style style:name="T30" style:family="text">
      <style:text-properties fo:color="#b58900" loext:opacity="100%" fo:font-size="8pt" fo:language="zxx" fo:country="none" fo:font-style="normal" style:text-underline-style="none" fo:font-weight="normal" fo:background-color="transparent" style:font-size-asian="8pt" style:font-size-complex="8pt"/>
    </style:style>
    <style:style style:name="T31" style:family="text">
      <style:text-properties fo:color="#859900" loext:opacity="100%" fo:font-size="8pt" fo:language="zxx" fo:country="none" fo:font-style="normal" style:text-underline-style="none" fo:font-weight="normal" fo:background-color="transparent" style:font-size-asian="8pt" style:font-size-complex="8pt"/>
    </style:style>
    <style:style style:name="T32" style:family="text">
      <style:text-properties fo:language="en" fo:country="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KCD ROMANIA 2024</presentation:footer-decl>
      <draw:page draw:name="page1" draw:style-name="dp1" draw:master-page-name="Default" presentation:presentation-page-layout-name="AL1T19" presentation:use-footer-name="ftr1">
        <office:forms form:automatic-focus="false" form:apply-design-mode="false"/>
        <draw:frame presentation:style-name="pr1" draw:text-style-name="P2" draw:layer="layout" svg:width="25.199cm" svg:height="2.629cm" svg:x="1.471cm" svg:y="4.356cm" presentation:class="title" presentation:user-transformed="true">
          <draw:text-box>
            <text:p text:style-name="P1"><text:span text:style-name="T1">The Daemonset in the Details</text:span></text:p>
          </draw:text-box>
        </draw:frame>
        <draw:frame presentation:style-name="pr2" draw:text-style-name="P4" draw:layer="layout" svg:width="6.855cm" svg:height="5.08cm" svg:x="18.545cm" svg:y="8.89cm" presentation:class="subtitle" presentation:user-transformed="true">
          <draw:text-box>
            <text:p text:style-name="P3"><text:span text:style-name="T2">Christopher Olsen</text:span><text:span text:style-name="T2"><text:line-break/></text:span><text:span text:style-name="T3">KCD ROMANIA 2024</text:span></text:p>
          </draw:text-box>
        </draw:frame>
        <draw:frame draw:style-name="gr1" draw:text-style-name="P5" draw:layer="layout" svg:width="17.145cm" svg:height="0.962cm" svg:x="10.16cm" svg:y="6.658cm">
          <draw:text-box>
            <text:p><text:span text:style-name="T4">Pitfalls of OpenTelemetry Collector Deployments</text:span></text:p>
          </draw:text-box>
        </draw:frame>
        <presentation:notes draw:style-name="dp2">
          <draw:page-thumbnail draw:style-name="gr2" draw:layer="layout" svg:width="19.798cm" svg:height="11.136cm" svg:x="0.6cm" svg:y="2.257cm" draw:page-number="1" presentation:class="page"/>
          <draw:frame presentation:style-name="pr3" draw:text-style-name="P7" draw:layer="layout" svg:width="16.799cm" svg:height="13.364cm" svg:x="2.1cm" svg:y="14.107cm" presentation:class="notes">
            <draw:text-box>
              <text:p text:style-name="P6">Hello and welcome to the daemonset in the details</text:p>
              <text:p text:style-name="P6">Pitfalls of opentelemetry collector deployments<text:line-break/><text:line-break/>My name is Chris and I’m a SRE at Adobe</text:p>
            </draw:text-box>
          </draw:frame>
        </presentation:notes>
      </draw:page>
      <draw:page draw:name="page2" draw:style-name="dp3" draw:master-page-name="Default" presentation:presentation-page-layout-name="AL2T1" presentation:use-footer-name="ftr1">
        <office:forms form:automatic-focus="false" form:apply-design-mode="false"/>
        <draw:frame presentation:style-name="pr4" draw:text-style-name="P8" draw:layer="layout" svg:width="25.199cm" svg:height="2.629cm" svg:x="1.4cm" svg:y="0.628cm" presentation:class="title" presentation:user-transformed="true">
          <draw:text-box>
            <text:p><text:span text:style-name="T5">THE SCENE</text:span></text:p>
          </draw:text-box>
        </draw:frame>
        <draw:frame presentation:style-name="pr5" draw:text-style-name="P6" draw:layer="layout" svg:width="25.199cm" svg:height="9.134cm" svg:x="1.4cm" svg:y="3.685cm" presentation:class="outline" presentation:user-transformed="true">
          <draw:text-box>
            <text:list text:style-name="L3">
              <text:list-item>
                <text:p xml:id="id1" text:id="id1">Hundreds of K8S Clusters</text:p>
              </text:list-item>
              <text:list-item>
                <text:p xml:id="id2" text:id="id2">ArgoCD &amp; Helm</text:p>
              </text:list-item>
              <text:list-item>
                <text:p xml:id="id3" text:id="id3">OpenTelemetry Collectors</text:p>
              </text:list-item>
              <text:list-item>
                <text:p xml:id="id4" text:id="id4">You are the OpenTelemetry Operato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seq>
        </anim:par>
        <presentation:notes draw:style-name="dp2">
          <draw:page-thumbnail draw:style-name="gr2" draw:layer="layout" svg:width="19.798cm" svg:height="11.136cm" svg:x="0.6cm" svg:y="2.257cm" draw:page-number="2" presentation:class="page"/>
          <draw:frame presentation:style-name="pr3" draw:text-style-name="P7" draw:layer="layout" svg:width="16.799cm" svg:height="13.364cm" svg:x="2.1cm" svg:y="14.107cm" presentation:class="notes" presentation:user-transformed="true">
            <draw:text-box>
              <text:p>Your company has hundreds of K8s clusters, deployed with ArgoCD using Helm charts. You are responsible for deploying Otel collectors on all clusters. You use the Otel Operator. You ARE the Otel Operator.</text:p>
            </draw:text-box>
          </draw:frame>
        </presentation:notes>
      </draw:page>
      <draw:page draw:name="page3" draw:style-name="dp3" draw:master-page-name="Default" presentation:presentation-page-layout-name="AL2T1" presentation:use-footer-name="ftr1">
        <office:forms form:automatic-focus="false" form:apply-design-mode="false"/>
        <draw:frame presentation:style-name="pr4" draw:text-style-name="P6" draw:layer="layout" svg:width="25.199cm" svg:height="2.629cm" svg:x="1.4cm" svg:y="0.628cm" presentation:class="title" presentation:user-transformed="true">
          <draw:text-box>
            <text:p>WEEK ONE</text:p>
          </draw:text-box>
        </draw:frame>
        <draw:frame presentation:style-name="pr5" draw:text-style-name="P6" draw:layer="layout" svg:width="25.199cm" svg:height="9.134cm" svg:x="1.4cm" svg:y="3.685cm" presentation:class="outline" presentation:user-transformed="true">
          <draw:text-box>
            <text:list text:style-name="L3">
              <text:list-item>
                <text:p xml:id="id5" text:id="id5">Collection Helm Chart v1</text:p>
              </text:list-item>
              <text:list-item>
                <text:p xml:id="id6" text:id="id6">Deployment with Argo</text:p>
              </text:list-item>
              <text:list-item>
                <text:p xml:id="id7" text:id="id7">Guarantees of Helm &amp; Kubernete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2" draw:layer="layout" svg:width="19.798cm" svg:height="11.136cm" svg:x="0.6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presentation:use-footer-name="ftr1">
        <office:forms form:automatic-focus="false" form:apply-design-mode="false"/>
        <draw:frame presentation:style-name="pr4" draw:text-style-name="P6" draw:layer="layout" svg:width="25.199cm" svg:height="2.629cm" svg:x="1.4cm" svg:y="0.628cm" presentation:class="title" presentation:user-transformed="true">
          <draw:text-box>
            <text:p>WEEK ONE - Chart</text:p>
          </draw:text-box>
        </draw:frame>
        <draw:frame draw:style-name="gr3" draw:layer="layout" svg:width="9.999cm" svg:height="9.999cm" svg:x="9cm" svg:y="2.875cm">
          <draw:floating-frame xlink:href="../../github/forestsword/ditd-presentation/chart-v1/templates/collector.yaml" xlink:type="simple" xlink:show="embed" xlink:actuate="onLoad" draw:frame-name="dsfasf"/>
        </draw:frame>
        <draw:frame draw:style-name="gr4" draw:text-style-name="P10" draw:layer="layout" svg:width="17.78cm" svg:height="9.863cm" svg:x="1.905cm" svg:y="3.175cm">
          <draw:text-box>
            <text:p text:style-name="P9"><text:span text:style-name="T6"><text:s/></text:span><text:span text:style-name="T6">1 <text:s/></text:span><text:span text:style-name="T7"># chart-v1/templates/collector.yaml </text:span></text:p>
            <text:p text:style-name="P9"><text:span text:style-name="T6"><text:s/></text:span><text:span text:style-name="T6">2 <text:s/></text:span><text:span text:style-name="T8">---</text:span></text:p>
            <text:p text:style-name="P9"><text:span text:style-name="T6"><text:s/></text:span><text:span text:style-name="T6">3 <text:s/></text:span><text:span text:style-name="T9"><text:s/></text:span><text:span text:style-name="T8">apiVersion</text:span><text:span text:style-name="T9">: </text:span><text:span text:style-name="T10">opentelemetry.io/v1alpha1</text:span></text:p>
            <text:p text:style-name="P9"><text:span text:style-name="T6"><text:s/></text:span><text:span text:style-name="T6">4 <text:s/></text:span><text:span text:style-name="T9"><text:s/></text:span><text:span text:style-name="T8">kind</text:span><text:span text:style-name="T9">: </text:span><text:span text:style-name="T10">OpenTelemetryCollector</text:span></text:p>
            <text:p text:style-name="P9"><text:span text:style-name="T6"><text:s/></text:span><text:span text:style-name="T6">5 <text:s/></text:span><text:span text:style-name="T9"><text:s/></text:span><text:span text:style-name="T8">metadata</text:span><text:span text:style-name="T9">:</text:span></text:p>
            <text:p text:style-name="P9"><text:span text:style-name="T6"><text:s/></text:span><text:span text:style-name="T6">6 <text:s/></text:span><text:span text:style-name="T9"><text:s text:c="3"/></text:span><text:span text:style-name="T8">name</text:span><text:span text:style-name="T9">: </text:span><text:span text:style-name="T10">collection</text:span></text:p>
            <text:p text:style-name="P9"><text:span text:style-name="T6"><text:s/></text:span><text:span text:style-name="T6">7 <text:s/></text:span><text:span text:style-name="T9"><text:s text:c="3"/></text:span><text:span text:style-name="T8">namespace</text:span><text:span text:style-name="T9">: </text:span><text:span text:style-name="T11">'</text:span><text:span text:style-name="T12">{{</text:span><text:span text:style-name="T9"> </text:span><text:span text:style-name="T8">.Release.Namespace</text:span><text:span text:style-name="T9"> </text:span><text:span text:style-name="T12">}}</text:span><text:span text:style-name="T11">'</text:span></text:p>
            <text:p text:style-name="P9"><text:span text:style-name="T6"><text:s/></text:span><text:span text:style-name="T6">8 <text:s/></text:span><text:span text:style-name="T9"><text:s/></text:span><text:span text:style-name="T8">spec</text:span><text:span text:style-name="T9">:</text:span></text:p>
            <text:p text:style-name="P9"><text:span text:style-name="T6"><text:s/></text:span><text:span text:style-name="T6">9 <text:s/></text:span><text:span text:style-name="T9"><text:s text:c="3"/></text:span><text:span text:style-name="T8">mode</text:span><text:span text:style-name="T9">: </text:span><text:span text:style-name="T10">deployment</text:span></text:p>
            <text:p text:style-name="P9"><text:span text:style-name="T6">10 <text:s/></text:span><text:span text:style-name="T9"><text:s text:c="3"/></text:span><text:span text:style-name="T8">replicas</text:span><text:span text:style-name="T9">: </text:span><text:span text:style-name="T12">{{</text:span><text:span text:style-name="T9"> </text:span><text:span text:style-name="T8">.Values.replicas</text:span><text:span text:style-name="T9"> </text:span><text:span text:style-name="T13">|</text:span><text:span text:style-name="T9"> </text:span><text:span text:style-name="T8">int</text:span><text:span text:style-name="T9"> </text:span><text:span text:style-name="T12">}}</text:span></text:p>
            <text:p text:style-name="P9"><text:span text:style-name="T6">11 <text:s/></text:span><text:span text:style-name="T9"><text:s text:c="3"/></text:span><text:span text:style-name="T8">config</text:span><text:span text:style-name="T9">: </text:span><text:span text:style-name="T10">|</text:span></text:p>
            <text:p text:style-name="P9"><text:span text:style-name="T6">12 <text:s/></text:span><text:span text:style-name="T9"><text:s text:c="5"/></text:span><text:span text:style-name="T8">receivers:</text:span></text:p>
            <text:p text:style-name="P9"><text:span text:style-name="T6">13 <text:s/></text:span><text:span text:style-name="T9"><text:s text:c="7"/></text:span><text:span text:style-name="T8">otlp:</text:span></text:p>
            <text:p text:style-name="P9"><text:span text:style-name="T6">14 <text:s/></text:span><text:span text:style-name="T9"><text:s text:c="9"/></text:span><text:span text:style-name="T8">protocols:</text:span></text:p>
            <text:p text:style-name="P9"><text:span text:style-name="T6">15 <text:s/></text:span><text:span text:style-name="T9"><text:s text:c="11"/></text:span><text:span text:style-name="T8">grpc:</text:span></text:p>
            <text:p text:style-name="P9"><text:span text:style-name="T6">16 <text:s/></text:span><text:span text:style-name="T9"><text:s text:c="11"/></text:span><text:span text:style-name="T8">http:</text:span></text:p>
            <text:p text:style-name="P9"><text:span text:style-name="T6">17 <text:s/></text:span><text:span text:style-name="T9"><text:s text:c="5"/></text:span><text:span text:style-name="T8">processors:</text:span></text:p>
            <text:p text:style-name="P9"><text:span text:style-name="T6">18 <text:s/></text:span><text:span text:style-name="T9"><text:s/></text:span></text:p>
            <text:p text:style-name="P9"><text:span text:style-name="T6">19 <text:s/></text:span><text:span text:style-name="T9"><text:s text:c="5"/></text:span><text:span text:style-name="T8">exporters:</text:span></text:p>
            <text:p text:style-name="P9"><text:span text:style-name="T6">20 <text:s/></text:span><text:span text:style-name="T9"><text:s text:c="7"/></text:span><text:span text:style-name="T8">debug:</text:span></text:p>
            <text:p text:style-name="P9"><text:span text:style-name="T6">21 <text:s/></text:span><text:span text:style-name="T9"><text:s/></text:span></text:p>
            <text:p text:style-name="P9"><text:span text:style-name="T6">22 <text:s/></text:span><text:span text:style-name="T9"><text:s text:c="5"/></text:span><text:span text:style-name="T8">service:</text:span></text:p>
            <text:p text:style-name="P9"><text:span text:style-name="T6">23 <text:s/></text:span><text:span text:style-name="T9"><text:s text:c="7"/></text:span><text:span text:style-name="T8">pipelines:</text:span></text:p>
            <text:p text:style-name="P9"><text:span text:style-name="T6">24 <text:s/></text:span><text:span text:style-name="T9"><text:s text:c="9"/></text:span><text:span text:style-name="T8">trace:</text:span></text:p>
            <text:p text:style-name="P9"><text:span text:style-name="T6">25 <text:s/></text:span><text:span text:style-name="T9"><text:s text:c="11"/></text:span><text:span text:style-name="T8">receivers: [otlp]</text:span></text:p>
            <text:p text:style-name="P9"><text:span text:style-name="T6">26 <text:s/></text:span><text:span text:style-name="T9"><text:s text:c="11"/></text:span><text:span text:style-name="T8">processors: []</text:span></text:p>
            <text:p text:style-name="P9"><text:span text:style-name="T6">27 <text:s/></text:span><text:span text:style-name="T9"><text:s text:c="11"/></text:span><text:span text:style-name="T8">exporters: [debug]</text:span></text:p>
          </draw:text-box>
        </draw:frame>
        <draw:frame draw:style-name="gr5" draw:text-style-name="P12" draw:layer="layout" svg:width="10.795cm" svg:height="1.433cm" svg:x="11.43cm" svg:y="2.54cm">
          <draw:text-box>
            <text:p text:style-name="P11"><text:span text:style-name="T14">1 <text:s/></text:span><text:span text:style-name="T15"># chart-v1/values.yaml</text:span></text:p>
            <text:p text:style-name="P11"><text:span text:style-name="T14">2 <text:s/></text:span><text:span text:style-name="T16">---</text:span></text:p>
            <text:p text:style-name="P11"><text:span text:style-name="T14">3 <text:s/></text:span><text:span text:style-name="T16">replicas</text:span><text:span text:style-name="T17">: </text:span><text:span text:style-name="T18">2</text:span></text:p>
          </draw:text-box>
        </draw:frame>
        <presentation:notes draw:style-name="dp2">
          <draw:page-thumbnail draw:style-name="gr2" draw:layer="layout" svg:width="19.798cm" svg:height="11.136cm" svg:x="0.6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presentation:use-footer-name="ftr1">
        <office:forms form:automatic-focus="false" form:apply-design-mode="false"/>
        <draw:frame presentation:style-name="pr4" draw:text-style-name="P6" draw:layer="layout" svg:width="25.199cm" svg:height="2.629cm" svg:x="1.4cm" svg:y="0.628cm" presentation:class="title" presentation:user-transformed="true">
          <draw:text-box>
            <text:p>WEEK ONE – Validations</text:p>
          </draw:text-box>
        </draw:frame>
        <draw:frame draw:style-name="gr6" draw:layer="layout" svg:width="9.999cm" svg:height="9.999cm" svg:x="9cm" svg:y="2.875cm">
          <draw:floating-frame xlink:href="../../github/forestsword/ditd-presentation/chart-v1/templates/collector.yaml" xlink:type="simple" xlink:show="embed" xlink:actuate="onLoad" draw:frame-name="dsfasf"/>
        </draw:frame>
        <draw:frame presentation:style-name="pr5" draw:text-style-name="P6" draw:layer="layout" svg:width="25.199cm" svg:height="9.134cm" svg:x="1.401cm" svg:y="3.685cm" presentation:class="outline" presentation:user-transformed="true">
          <draw:text-box>
            <text:p><text:span text:style-name="T19">Basic</text:span></text:p>
            <text:list text:style-name="L3">
              <text:list-item>
                <text:p xml:id="id8" text:id="id8"><text:span text:style-name="T20">kubeconform</text:span><text:span text:style-name="T21"> </text:span>– Core K8s APIs <text:span text:style-name="T22"><text:a xlink:href="https://github.com/yannh/kubeconform" xlink:type="simple">LINK</text:a></text:span></text:p>
              </text:list-item>
            </text:list>
            <text:list text:style-name="L4">
              <text:list-item>
                <text:p xml:id="id9" text:id="id9" text:style-name="P13"><text:span text:style-name="T20">kubectl-validate</text:span><text:span text:style-name="T21"> – Ex</text:span>cellent for CRDs <text:span text:style-name="T22"><text:a xlink:href="https://github.com/kubernetes-sigs/kubectl-validate" xlink:type="simple">LINK</text:a></text:span></text:p>
              </text:list-item>
            </text:list>
            <text:p xml:id="id10" text:id="id10">Deep</text:p>
            <text:list text:style-name="L3">
              <text:list-item>
                <text:p><text:span text:style-name="T23">terratest</text:span> – Helm Module with Go Unit Tests <text:span text:style-name="T24"><text:a xlink:href="https://github.com/gruntwork-io/terratest" xlink:type="simple">LINK</text:a></text:span></text:p>
                <text:p><text:span text:style-name="T2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seq>
        </anim:par>
        <presentation:notes draw:style-name="dp4">
          <office:forms form:automatic-focus="false" form:apply-design-mode="false"/>
          <draw:page-thumbnail draw:style-name="gr2" draw:layer="layout" svg:width="19.798cm" svg:height="11.136cm" svg:x="0.6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presentation:use-footer-name="ftr1">
        <office:forms form:automatic-focus="false" form:apply-design-mode="false"/>
        <draw:frame presentation:style-name="pr4" draw:text-style-name="P6" draw:layer="layout" svg:width="25.199cm" svg:height="2.629cm" svg:x="1.4cm" svg:y="0.628cm" presentation:class="title" presentation:user-transformed="true">
          <draw:text-box>
            <text:p>WEEK TWO</text:p>
          </draw:text-box>
        </draw:frame>
        <draw:frame presentation:style-name="pr5" draw:text-style-name="P6" draw:layer="layout" svg:width="25.199cm" svg:height="9.134cm" svg:x="1.4cm" svg:y="3.685cm" presentation:class="outline" presentation:user-transformed="true">
          <draw:text-box>
            <text:list text:style-name="L3">
              <text:list-item>
                <text:p xml:id="id11" text:id="id11">OpenTelemetryCollector Configuration &amp; the Operator Guarantees</text:p>
              </text:list-item>
              <text:list-item>
                <text:p xml:id="id12" text:id="id12">The Problem of Distributions</text:p>
              </text:list-item>
              <text:list-item>
                <text:p xml:id="id13" text:id="id13">Validation &amp; Introspecti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2" draw:layer="layout" svg:width="19.798cm" svg:height="11.136cm" svg:x="0.6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presentation:use-footer-name="ftr1">
        <office:forms form:automatic-focus="false" form:apply-design-mode="false"/>
        <draw:frame draw:style-name="gr7" draw:text-style-name="P15" draw:layer="layout" svg:width="17.145cm" svg:height="9.155cm" svg:x="10.16cm" svg:y="3.664cm">
          <draw:text-box>
            <text:p text:style-name="P14"><text:span text:style-name="T25"><text:s/></text:span><text:span text:style-name="T25">1 <text:s/></text:span><text:span text:style-name="T26">package</text:span><text:span text:style-name="T27"> main</text:span></text:p>
            <text:p text:style-name="P14"><text:span text:style-name="T25"><text:s/></text:span><text:span text:style-name="T25">2 <text:s/></text:span></text:p>
            <text:p text:style-name="P14"><text:span text:style-name="T25"><text:s/></text:span><text:span text:style-name="T25">3 <text:s/></text:span><text:span text:style-name="T28">// See https://github.com/open-telemetry/opentelemetry-collector-contrib/blob/main/cmd/otelcontribcol/components.go</text:span></text:p>
            <text:p text:style-name="P14"><text:span text:style-name="T25"><text:s/></text:span><text:span text:style-name="T25">4 <text:s/></text:span></text:p>
            <text:p text:style-name="P14"><text:span text:style-name="T25"><text:s/></text:span><text:span text:style-name="T25">5 <text:s/></text:span><text:span text:style-name="T26">import</text:span><text:span text:style-name="T27"> (</text:span></text:p>
            <text:p text:style-name="P14"><text:span text:style-name="T25"><text:s/></text:span><text:span text:style-name="T25">6 <text:s/>...</text:span></text:p>
            <text:p text:style-name="P14"><text:span text:style-name="T25"><text:s/></text:span><text:span text:style-name="T25">7 <text:s/></text:span><text:span text:style-name="T27">)</text:span></text:p>
            <text:p text:style-name="P14"><text:span text:style-name="T25"><text:s/></text:span><text:span text:style-name="T25">8 <text:s/></text:span></text:p>
            <text:p text:style-name="P14"><text:span text:style-name="T25"><text:s/></text:span><text:span text:style-name="T25">9 <text:s/></text:span><text:span text:style-name="T29">func</text:span><text:span text:style-name="T27"> components() (otelcol.Factories, </text:span><text:span text:style-name="T30">error</text:span><text:span text:style-name="T27">) {</text:span></text:p>
            <text:p text:style-name="P14"><text:span text:style-name="T25">10 <text:s/></text:span><text:span text:style-name="T27"><text:s text:c="8"/></text:span><text:span text:style-name="T29">var</text:span><text:span text:style-name="T27"> err </text:span><text:span text:style-name="T30">error</text:span></text:p>
            <text:p text:style-name="P14"><text:span text:style-name="T25">11 <text:s/></text:span><text:span text:style-name="T27"><text:s text:c="8"/>factories </text:span><text:span text:style-name="T25">:=</text:span><text:span text:style-name="T27"> otelcol.Factories{}</text:span></text:p>
            <text:p text:style-name="P14"><text:span text:style-name="T25">12 <text:s/></text:span></text:p>
            <text:p text:style-name="P14"><text:span text:style-name="T25">13 <text:s/></text:span><text:span text:style-name="T27"><text:s text:c="8"/>factories.Extensions, err = extension.MakeFactoryMap(</text:span></text:p>
            <text:p text:style-name="P14"><text:span text:style-name="T25">14 <text:s/></text:span><text:span text:style-name="T27"><text:s text:c="16"/>zpagesextension.NewFactory(),</text:span></text:p>
            <text:p text:style-name="P14"><text:span text:style-name="T25">15 <text:s/></text:span><text:span text:style-name="T27"><text:s text:c="16"/>ballastextension.NewFactory(),</text:span></text:p>
            <text:p text:style-name="P14"><text:span text:style-name="T25">16 <text:s/></text:span><text:span text:style-name="T27"><text:s text:c="16"/>basicauthextension.NewFactory(),</text:span></text:p>
            <text:p text:style-name="P14"><text:span text:style-name="T25">17 <text:s/></text:span><text:span text:style-name="T27"><text:s text:c="16"/>bearertokenauthextension.NewFactory(),</text:span></text:p>
            <text:p text:style-name="P14"><text:span text:style-name="T25">18 <text:s/></text:span><text:span text:style-name="T27"><text:s text:c="16"/>headerssetterextension.NewFactory(),</text:span></text:p>
            <text:p text:style-name="P14"><text:span text:style-name="T25">19 <text:s/></text:span><text:span text:style-name="T27"><text:s text:c="16"/>healthcheckextension.NewFactory(),</text:span></text:p>
            <text:p text:style-name="P14"><text:span text:style-name="T25">20 <text:s/></text:span><text:span text:style-name="T27"><text:s text:c="16"/>httpforwarder.NewFactory(),</text:span></text:p>
            <text:p text:style-name="P14"><text:span text:style-name="T25">21 <text:s/></text:span><text:span text:style-name="T27"><text:s text:c="8"/>)</text:span></text:p>
            <text:p text:style-name="P14"><text:span text:style-name="T25">22 <text:s/></text:span><text:span text:style-name="T27"><text:s text:c="8"/></text:span><text:span text:style-name="T31">if</text:span><text:span text:style-name="T27"> err </text:span><text:span text:style-name="T25">!=</text:span><text:span text:style-name="T27"> </text:span><text:span text:style-name="T29">nil</text:span><text:span text:style-name="T27"> {</text:span></text:p>
            <text:p text:style-name="P14"><text:span text:style-name="T25">23 <text:s/></text:span><text:span text:style-name="T27"><text:s text:c="16"/></text:span><text:span text:style-name="T31">return</text:span><text:span text:style-name="T27"> otelcol.Factories{}, err</text:span></text:p>
            <text:p text:style-name="P14"><text:span text:style-name="T25">24 <text:s/></text:span><text:span text:style-name="T27"><text:s text:c="8"/>}</text:span></text:p>
            <text:p text:style-name="P14"><text:span text:style-name="T25">25 <text:s/></text:span></text:p>
            <text:p text:style-name="P14"><text:span text:style-name="T25">26 <text:s/></text:span><text:span text:style-name="T27"><text:s text:c="8"/>factories.Receivers, err = receiver.MakeFactoryMap(</text:span></text:p>
            <text:p text:style-name="P14"><text:span text:style-name="T25">27 <text:s/></text:span><text:span text:style-name="T27"><text:s text:c="16"/>otlpreceiver.NewFactory(),</text:span></text:p>
            <text:p text:style-name="P14"><text:span text:style-name="T25">28 <text:s/></text:span></text:p>
          </draw:text-box>
        </draw:frame>
        <draw:frame presentation:style-name="pr4" draw:text-style-name="P6" draw:layer="layout" svg:width="25.199cm" svg:height="2.629cm" svg:x="1.4cm" svg:y="0.628cm" presentation:class="title" presentation:user-transformed="true">
          <draw:text-box>
            <text:p>WEEK TWO - <text:span text:style-name="T32">Distributions</text:span></text:p>
          </draw:text-box>
        </draw:frame>
        <draw:frame presentation:style-name="pr5" draw:text-style-name="P6" draw:layer="layout" svg:width="25.199cm" svg:height="9.134cm" svg:x="1.401cm" svg:y="3.685cm" presentation:class="outline" presentation:user-transformed="true">
          <draw:text-box>
            <text:list text:style-name="L3">
              <text:list-item>
                <text:p>Collector is<text:line-break/>Composable</text:p>
              </text:list-item>
              <text:list-item>
                <text:p>Distros include:<text:line-break/>aws, splunk,<text:line-break/>contrib…</text:p>
              </text:list-item>
              <text:list-item>
                <text:p>Not compatible</text:p>
              </text:list-item>
            </text:list>
          </draw:text-box>
        </draw:frame>
        <presentation:notes draw:style-name="dp4">
          <office:forms form:automatic-focus="false" form:apply-design-mode="false"/>
          <draw:page-thumbnail draw:style-name="gr2" draw:layer="layout" svg:width="19.798cm" svg:height="11.136cm" svg:x="0.6cm" svg:y="2.257cm" draw:page-number="7" presentation:class="page"/>
          <draw:frame presentation:style-name="pr3" draw:text-style-name="P7"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presentation:use-footer-name="ftr1">
        <office:forms form:automatic-focus="false" form:apply-design-mode="false"/>
        <draw:frame presentation:style-name="pr4" draw:text-style-name="P6" draw:layer="layout" svg:width="25.199cm" svg:height="2.629cm" svg:x="1.4cm" svg:y="0.628cm" presentation:class="title" presentation:user-transformed="true">
          <draw:text-box>
            <text:p>WEEK THREE</text:p>
          </draw:text-box>
        </draw:frame>
        <draw:frame presentation:style-name="pr5" draw:text-style-name="P6" draw:layer="layout" svg:width="25.199cm" svg:height="9.134cm" svg:x="1.4cm" svg:y="3.685cm" presentation:class="outline" presentation:user-transformed="true">
          <draw:text-box>
            <text:list text:style-name="L3">
              <text:list-item>
                <text:p>The business comes calling</text:p>
              </text:list-item>
              <text:list-item>
                <text:p>OTTL Tests</text:p>
                <text:p/>
              </text:list-item>
            </text:list>
          </draw:text-box>
        </draw:frame>
        <presentation:notes draw:style-name="dp2">
          <draw:page-thumbnail draw:style-name="gr2" draw:layer="layout" svg:width="19.798cm" svg:height="11.136cm" svg:x="0.6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presentation:use-footer-name="ftr1">
        <office:forms form:automatic-focus="false" form:apply-design-mode="false"/>
        <draw:frame presentation:style-name="pr4" draw:text-style-name="P6" draw:layer="layout" svg:width="25.199cm" svg:height="2.629cm" svg:x="1.4cm" svg:y="0.628cm" presentation:class="title" presentation:user-transformed="true">
          <draw:text-box>
            <text:p>CONCLUSIONS</text:p>
          </draw:text-box>
        </draw:frame>
        <draw:frame presentation:style-name="pr5" draw:text-style-name="P6" draw:layer="layout" svg:width="25.199cm" svg:height="9.134cm" svg:x="1.4cm" svg:y="3.685cm" presentation:class="outline" presentation:user-transformed="true">
          <draw:text-box>
            <text:list text:style-name="L3">
              <text:list-item>
                <text:p>Know the language you already support</text:p>
              </text:list-item>
              <text:list-item>
                <text:p>Know the limitations of your tools</text:p>
              </text:list-item>
              <text:list-item>
                <text:p>Testing is not intuitive or easy – How to make it easier</text:p>
              </text:list-item>
              <text:list-item>
                <text:p>Excellent Engineering makes it possible</text:p>
              </text:list-item>
              <text:list-item>
                <text:p>Let them eat cake</text:p>
                <text:p/>
              </text:list-item>
            </text:list>
          </draw:text-box>
        </draw:frame>
        <presentation:notes draw:style-name="dp2">
          <draw:page-thumbnail draw:style-name="gr2" draw:layer="layout" svg:width="19.798cm" svg:height="11.136cm" svg:x="0.6cm" svg:y="2.257cm" draw:page-number="9" presentation:class="page"/>
          <draw:frame presentation:style-name="pr3" draw:text-style-name="P7"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presentation:use-footer-name="ftr1">
        <office:forms form:automatic-focus="false" form:apply-design-mode="false"/>
        <presentation:notes draw:style-name="dp4">
          <office:forms form:automatic-focus="false" form:apply-design-mode="false"/>
          <draw:page-thumbnail draw:style-name="gr2" draw:layer="layout" svg:width="19.798cm" svg:height="11.136cm" svg:x="0.6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3" draw:master-page-name="Default" presentation:presentation-page-layout-name="AL2T1" presentation:use-footer-name="ftr1">
        <office:forms form:automatic-focus="false" form:apply-design-mode="false"/>
        <draw:frame presentation:style-name="pr4" draw:text-style-name="P8" draw:layer="layout" svg:width="25.199cm" svg:height="2.629cm" svg:x="1.4cm" svg:y="0.628cm" presentation:class="title" presentation:user-transformed="true">
          <draw:text-box>
            <text:p><text:span text:style-name="T5">PREAMBLE</text:span></text:p>
          </draw:text-box>
        </draw:frame>
        <draw:frame presentation:style-name="pr5" draw:text-style-name="P6" draw:layer="layout" svg:width="25.199cm" svg:height="9.134cm" svg:x="1.4cm" svg:y="3.685cm" presentation:class="outline" presentation:user-transformed="true">
          <draw:text-box>
            <text:list text:style-name="L3">
              <text:list-item>
                <text:p xml:id="id14" text:id="id14">Testing</text:p>
              </text:list-item>
              <text:list-item>
                <text:p xml:id="id15" text:id="id15">Know the language</text:p>
              </text:list-item>
              <text:list-item>
                <text:p xml:id="id16" text:id="id16">Tool Guarantees</text:p>
              </text:list-item>
              <text:list-item>
                <text:p xml:id="id17" text:id="id17">Validation – Simple vs Deep</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anim:sub-item="text" smil:attributeName="visibility" smil:to="visible"/>
                </anim:par>
              </anim:par>
            </anim:par>
          </anim:seq>
        </anim:par>
        <presentation:notes draw:style-name="dp4">
          <office:forms form:automatic-focus="false" form:apply-design-mode="false"/>
          <draw:page-thumbnail draw:style-name="gr2" draw:layer="layout" svg:width="19.798cm" svg:height="11.136cm" svg:x="0.6cm" svg:y="2.257cm" draw:page-number="11" presentation:class="page"/>
          <draw:frame presentation:style-name="pr3" draw:text-style-name="P17" draw:layer="layout" svg:width="16.799cm" svg:height="13.364cm" svg:x="2.1cm" svg:y="14.107cm" presentation:class="notes">
            <draw:text-box>
              <text:p text:style-name="P16">This talk is about Unit-Testing. </text:p>
              <text:p text:style-name="P16"/>
              <text:p text:style-name="P16">It's specific to Helm, K8S and Otel but it should have lessons for anyone doing SRE. </text:p>
              <text:p text:style-name="P16"/>
              <text:p text:style-name="P16">It is a lesson of why you must learn the language of the technology you are using to be able to do your job effectively.</text:p>
              <text:p text:style-name="P16"/>
              <text:p text:style-name="P16">Our tools only guarantee so much, we cannot over trust them</text:p>
              <text:p text:style-name="P16"/>
              <text:p text:style-name="P16"/>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FreeMono" svg:font-family="Free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fo:min-height="8.884cm">
        <text:list-style style:name="Default-outline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ans1" fo:font-family="'Liberation Sans'"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style:font-family-asian="'Noto Sans CJK SC'" style:font-family-generic-asian="system" style:font-pitch-asian="variable" style:font-size-asian="24pt" style:language-asian="zh" style:country-asian="CN" style:font-style-asian="normal" style:font-weight-asian="normal" style:font-name-complex="Lohit Devanagari" style:font-family-complex="'Lohit Devanagar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Default-outline2" style:family="presentation" style:parent-style-name="Default-outline1">
      <style:paragraph-properties fo:margin-top="0.4cm" fo:margin-bottom="0cm"/>
      <style:text-properties fo:font-size="24pt" style:font-size-asian="24pt" style:font-size-complex="24pt"/>
    </style:style>
    <style:style style:name="Default-outline3" style:family="presentation" style:parent-style-name="Default-outline2">
      <style:paragraph-properties fo:margin-top="0.3cm" fo:margin-bottom="0cm"/>
      <style:text-properties fo:font-size="22pt" style:font-size-asian="22pt" style:font-size-complex="22pt"/>
    </style:style>
    <style:style style:name="Default-outline4" style:family="presentation" style:parent-style-name="Default-outline3">
      <style:paragraph-properties fo:margin-top="0.2cm" fo:margin-bottom="0cm"/>
      <style:text-properties fo:font-size="18pt" style:font-size-asian="18pt" style:font-size-complex="18pt"/>
    </style:style>
    <style:style style:name="Default-outline5" style:family="presentation" style:parent-style-name="Default-outline4">
      <style:paragraph-properties fo:margin-top="0.1cm" fo:margin-bottom="0cm"/>
      <style:text-properties fo:font-size="16pt" style:font-size-asian="16pt" style:font-size-complex="16pt"/>
    </style:style>
    <style:style style:name="Default-outline6" style:family="presentation" style:parent-style-name="Default-outline5">
      <style:paragraph-properties fo:margin-top="0.1cm" fo:margin-bottom="0cm"/>
      <style:text-properties fo:font-size="14pt" style:font-size-asian="14pt" style:font-size-complex="14pt"/>
    </style:style>
    <style:style style:name="Default-outline7" style:family="presentation" style:parent-style-name="Default-outline6">
      <style:paragraph-properties fo:margin-top="0.1cm" fo:margin-bottom="0cm"/>
      <style:text-properties fo:font-size="12pt" style:font-size-asian="12pt" style:font-size-complex="12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666666" loext:opacity="100%"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8pt" style:font-style-asian="normal" style:font-weight-asian="bold" style:font-name-complex="Lohit Devanagari" style:font-family-complex="'Lohit Devanagari'" style:font-family-generic-complex="system" style:font-pitch-complex="variable" style:font-size-complex="28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title">
      <style:graphic-properties draw:auto-grow-height="false" fo:min-height="2.63cm"/>
      <style:paragraph-properties style:writing-mode="lr-tb"/>
    </style:style>
    <style:style style:name="Mpr2" style:family="presentation" style:parent-style-name="Default-outline1">
      <style:graphic-properties fo:min-height="9.135cm"/>
      <style:paragraph-properties style:writing-mode="lr-tb"/>
    </style:style>
    <style:style style:name="Mpr3" style:family="presentation" style:parent-style-name="Default-backgroundobjects">
      <style:graphic-properties draw:stroke="none" draw:fill="none" draw:fill-color="#ffffff" draw:auto-grow-height="false" fo:min-height="1.086cm"/>
      <style:paragraph-properties style:writing-mode="lr-tb"/>
    </style:style>
    <style:style style:name="Mpr4" style:family="presentation" style:parent-style-name="Default-backgroundobjects">
      <style:graphic-properties draw:stroke="none" draw:fill="none" draw:fill-color="#ffffff" draw:auto-grow-height="false" fo:min-height="1.485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color="#666666" loext:opacity="100%" style:font-name="Liberation Sans" fo:font-size="12pt" fo:font-weight="bold" style:font-size-asian="14pt" style:font-size-complex="14pt"/>
    </style:style>
    <style:style style:name="MP7" style:family="paragraph">
      <loext:graphic-properties draw:fill="none" draw:fill-color="#ffffff"/>
      <style:paragraph-properties fo:text-align="center" style:writing-mode="lr-tb"/>
      <style:text-properties fo:color="#666666" loext:opacity="100%" style:font-name="Liberation Sans" fo:font-size="12pt" fo:font-weight="bold" style:font-size-asian="14pt" style:font-size-complex="14pt"/>
    </style:style>
    <style:style style:name="MP8" style:family="paragraph">
      <style:paragraph-properties fo:text-align="end" style:writing-mode="lr-tb"/>
      <style:text-properties fo:color="#666666" loext:opacity="100%" style:font-name="Liberation Sans" fo:font-size="12pt" fo:font-weight="bold" style:font-size-asian="14pt" style:font-size-complex="14pt"/>
    </style:style>
    <style:style style:name="MP9" style:family="paragraph">
      <loext:graphic-properties draw:fill="none" draw:fill-color="#ffffff"/>
      <style:paragraph-properties fo:text-align="end" style:writing-mode="lr-tb"/>
      <style:text-properties fo:color="#666666" loext:opacity="100%" style:font-name="Liberation Sans" fo:font-size="12pt" fo:font-weight="bold" style:font-size-asian="14pt" style:font-size-complex="14pt"/>
    </style:style>
    <style:style style:name="MT1" style:family="text">
      <style:text-properties fo:font-size="14pt" style:font-size-asian="14pt" style:font-size-complex="14pt"/>
    </style:style>
    <style:style style:name="MT2" style:family="text">
      <style:text-properties fo:color="#666666" loext:opacity="100%" style:font-name="Liberation Sans" fo:font-size="12pt" fo:font-weight="bold"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text-style-name="MP5" draw:layer="backgroundobjects" svg:width="25.199cm" svg:height="2.629cm" svg:x="1.4cm" svg:y="0.628cm" presentation:class="title">
        <draw:text-box>
          <text:p>Click to edit the title text format</text:p>
        </draw:text-box>
      </draw:frame>
      <draw:frame presentation:style-name="Mpr2" draw:layer="backgroundobjects" svg:width="25.199cm" svg:height="9.134cm" svg:x="1.4cm" svg:y="3.685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4cm" svg:y="14.348cm" presentation:class="date-time">
        <draw:text-box>
          <text:p text:style-name="MP1"><text:span text:style-name="MT1"><presentation:date-time/></text:span></text:p>
        </draw:text-box>
      </draw:frame>
      <draw:frame presentation:style-name="Mpr3" draw:text-style-name="MP7" draw:layer="backgroundobjects" svg:width="8.875cm" svg:height="1.085cm" svg:x="9.576cm" svg:y="14.348cm" presentation:class="footer">
        <draw:text-box>
          <text:p text:style-name="MP6"><text:span text:style-name="MT2"><presentation:footer/></text:span></text:p>
        </draw:text-box>
      </draw:frame>
      <draw:frame presentation:style-name="Mpr3" draw:text-style-name="MP9" draw:layer="backgroundobjects" svg:width="6.523cm" svg:height="1.085cm" svg:x="20.076cm" svg:y="14.348cm" presentation:class="page-number">
        <draw:text-box>
          <text:p text:style-name="MP8"><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4-16T21:28:03.145158097</meta:creation-date>
    <dc:date>2024-04-22T17:12:45.767975564</dc:date>
    <meta:editing-duration>P1DT2H14M36S</meta:editing-duration>
    <meta:editing-cycles>8</meta:editing-cycles>
    <meta:generator>LibreOffice/7.3.7.2$Linux_X86_64 LibreOffice_project/30$Build-2</meta:generator>
    <meta:document-statistic meta:object-count="68"/>
  </office:meta>
</office:document-meta>
</file>